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1cm" draw:marker-start-width="0.35cm" draw:marker-end-width="0.35cm" draw:fill="solid" draw:fill-color="#c0c0c0"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svg:stroke-color="#000000" draw:fill="none" draw:fill-color="#ffffff" fo:min-height="0.5cm"/>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cm" svg:stroke-color="#000080" draw:marker-start-width="0.35cm" draw:marker-end-width="0.35cm" draw:textarea-horizontal-align="justify" draw:textarea-vertical-align="middle" draw:auto-grow-height="false" fo:min-height="0cm" fo:min-width="0cm" fo:padding-top="0.175cm" fo:padding-bottom="0.175cm" fo:padding-left="0.3cm" fo:padding-right="0.3cm"/>
    </style:style>
    <style:style style:name="gr6" style:family="graphic" style:parent-style-name="standard">
      <style:graphic-properties draw:stroke="solid" svg:stroke-width="0.1cm" svg:stroke-color="#ffffff" draw:marker-start-width="0.35cm" draw:marker-end-width="0.35cm" draw:fill="solid" draw:fill-color="#99284c" draw:textarea-horizontal-align="justify" draw:textarea-vertical-align="middle" draw:auto-grow-height="false" fo:min-height="0cm" fo:min-width="0cm" fo:padding-top="0.175cm" fo:padding-bottom="0.175cm" fo:padding-left="0.3cm" fo:padding-right="0.3cm"/>
    </style:style>
    <style:style style:name="gr7" style:family="graphic" style:parent-style-name="standard">
      <style:graphic-properties svg:stroke-width="0.1cm" svg:stroke-color="#008000" draw:marker-start-width="0.35cm" draw:marker-end-width="0.35cm" draw:fill="solid" draw:fill-color="#94bd5e" draw:textarea-horizontal-align="center" draw:textarea-vertical-align="middle" fo:padding-top="0.175cm" fo:padding-bottom="0.175cm" fo:padding-left="0.3cm" fo:padding-right="0.3cm"/>
    </style:style>
    <style:style style:name="gr8" style:family="graphic" style:parent-style-name="standard">
      <style:graphic-properties svg:stroke-color="#008000" draw:marker-end="Arrow" draw:marker-end-width="0.3cm"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546cm"/>
    </style:style>
    <style:style style:name="gr11" style:family="graphic" style:parent-style-name="standard">
      <style:graphic-properties svg:stroke-color="#800080" draw:marker-end="Arrow" draw:marker-end-width="0.3cm" draw:textarea-horizontal-align="center" draw:textarea-vertical-align="middle"/>
    </style:style>
    <style:style style:name="gr12" style:family="graphic" style:parent-style-name="standard">
      <style:graphic-properties svg:stroke-color="#000080" draw:marker-end="Arrow" draw:marker-end-width="0.3cm" draw:textarea-horizontal-align="center" draw:textarea-vertical-align="middle"/>
    </style:style>
    <style:style style:name="gr13" style:family="graphic" style:parent-style-name="standard">
      <style:graphic-properties draw:marker-end="Arrow" draw:marker-end-width="0.3cm" draw:fill="solid" draw:fill-color="#99ccff" draw:textarea-horizontal-align="center" draw:textarea-vertical-align="middle"/>
    </style:style>
    <style:style style:name="gr14" style:family="graphic" style:parent-style-name="standard">
      <style:graphic-properties svg:stroke-color="#00b8ff" draw:marker-end="Arrow" draw:marker-end-width="0.3cm" draw:fill="solid" draw:fill-color="#e6ff00" draw:textarea-horizontal-align="center" draw:textarea-vertical-align="middle"/>
    </style:style>
    <style:style style:name="gr15" style:family="graphic" style:parent-style-name="standard">
      <style:graphic-properties svg:stroke-color="#280099" draw:marker-end="Arrow" draw:marker-end-width="0.3cm" draw:fill="solid" draw:fill-color="#99ccff" draw:textarea-horizontal-align="center" draw:textarea-vertical-align="middle"/>
    </style:style>
    <style:style style:name="gr16" style:family="graphic" style:parent-style-name="standard">
      <style:graphic-properties svg:stroke-width="0.1cm" svg:stroke-color="#800080" draw:marker-start-width="0.35cm" draw:marker-end-width="0.35cm" draw:fill="solid" draw:fill-color="#9966cc" draw:textarea-horizontal-align="justify" draw:textarea-vertical-align="middle" draw:auto-grow-height="false" fo:min-height="0cm" fo:min-width="0cm" fo:padding-top="0.175cm" fo:padding-bottom="0.175cm" fo:padding-left="0.3cm" fo:padding-right="0.3cm"/>
    </style:style>
    <style:style style:name="gr17" style:family="graphic" style:parent-style-name="standard">
      <style:graphic-properties svg:stroke-color="#008080" draw:marker-start="Arrow" draw:marker-start-width="0.3cm" draw:marker-end="Arrow" draw:marker-end-width="0.3cm" draw:fill="solid" draw:fill-color="#99ccff" draw:textarea-horizontal-align="center" draw:textarea-vertical-align="middle"/>
    </style:style>
    <style:style style:name="gr18" style:family="graphic" style:parent-style-name="standard">
      <style:graphic-properties svg:stroke-color="#008000" draw:marker-end="Arrow" draw:marker-end-width="0.3cm" draw:fill="solid" draw:fill-color="#99ccff" draw:textarea-horizontal-align="center" draw:textarea-vertical-align="middle"/>
    </style:style>
    <style:style style:name="gr19" style:family="graphic" style:parent-style-name="standard">
      <style:graphic-properties svg:stroke-color="#ff0000" draw:marker-end="Arrow" draw:marker-end-width="0.3cm" draw:fill="solid" draw:fill-color="#99ccff" draw:textarea-horizontal-align="center" draw:textarea-vertical-align="middle"/>
    </style:style>
    <style:style style:name="gr20" style:family="graphic" style:parent-style-name="standard">
      <style:graphic-properties svg:stroke-color="#00dcff" draw:marker-end="Arrow" draw:marker-end-width="0.3cm" draw:fill="solid" draw:fill-color="#99cc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ffff" fo:font-size="12pt"/>
    </style:style>
    <style:style style:name="P5" style:family="paragraph">
      <style:text-properties fo:font-size="12pt"/>
    </style:style>
    <style:style style:name="P6" style:family="paragraph">
      <style:paragraph-properties fo:margin-left="0cm" fo:margin-right="0cm" fo:text-indent="0cm"/>
      <style:text-properties fo:font-size="12pt"/>
    </style:style>
    <style:style style:name="P7" style:family="paragraph">
      <style:text-properties fo:color="#ffffff"/>
    </style:style>
    <style:style style:name="T1" style:family="text">
      <style:text-properties fo:color="#ffffff" fo:font-size="12pt"/>
    </style:style>
    <style:style style:name="T2" style:family="text">
      <style:text-properties fo:font-size="12pt"/>
    </style:style>
    <style:style style:name="T3" style:family="text">
      <style:text-properties fo:color="#ffffff"/>
    </style:style>
    <style:style style:name="T4" style:family="text">
      <style:text-properties fo:font-size="13pt" style:text-underline-style="solid" style:text-underline-width="auto" style:text-underline-color="font-color" fo:font-weight="bold"/>
    </style:style>
    <style:style style:name="T5"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6.5cm" svg:height="4.5cm" svg:x="1.5cm" svg:y="1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3" draw:layer="layout" svg:width="0.001cm" svg:height="1.204cm" svg:x="5.5cm" svg:y="20.5cm">
          <draw:text-box>
            <text:p text:style-name="P3"/>
          </draw:text-box>
        </draw:frame>
        <draw:rect draw:style-name="gr3" draw:text-style-name="P2" draw:layer="layout" svg:width="8cm" svg:height="16.5cm" svg:x="0.5cm" svg:y="1cm">
          <text:p text:style-name="P3"/>
        </draw:rect>
        <draw:frame draw:style-name="gr4" draw:layer="layout" svg:width="4.558cm" svg:height="0.963cm" svg:x="2.442cm" svg:y="0.037cm">
          <draw:text-box>
            <text:p text:style-name="P3">Poste client <text:s/>A</text:p>
          </draw:text-box>
        </draw:frame>
        <draw:custom-shape draw:style-name="gr5" draw:text-style-name="P2" draw:layer="layout" svg:width="3cm" svg:height="3cm" svg:x="1cm" svg:y="5.5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3cm" svg:x="5cm" svg:y="7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3cm" svg:height="3cm" svg:x="1cm" svg:y="1.5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666cm" svg:height="0.725cm" svg:x="1cm" svg:y="2.5cm">
          <draw:text-box>
            <text:p text:style-name="P3"><text:span text:style-name="T1"><text:s/></text:span><text:span text:style-name="T1">Navigateur</text:span></text:p>
          </draw:text-box>
        </draw:frame>
        <draw:frame draw:style-name="gr4" draw:text-style-name="P5" draw:layer="layout" svg:width="3.335cm" svg:height="0.725cm" svg:x="0.784cm" svg:y="6.5cm">
          <draw:text-box>
            <text:p text:style-name="P3"><text:span text:style-name="T2"><text:s/></text:span><text:span text:style-name="T2">Serveur HTTP</text:span></text:p>
          </draw:text-box>
        </draw:frame>
        <draw:frame draw:style-name="gr4" draw:text-style-name="P5" draw:layer="layout" svg:width="2.937cm" svg:height="0.725cm" svg:x="5cm" svg:y="8cm">
          <draw:text-box>
            <text:p text:style-name="P3"><text:span text:style-name="T2"><text:s/></text:span><text:span text:style-name="T2">Client HTTP</text:span></text:p>
          </draw:text-box>
        </draw:frame>
        <draw:rect draw:style-name="gr7" draw:text-style-name="P2" draw:layer="layout" svg:width="3cm" svg:height="2.5cm" svg:x="5cm" svg:y="3.5cm">
          <text:p text:style-name="P3"/>
        </draw:rect>
        <draw:frame draw:style-name="gr4" draw:text-style-name="P4" draw:layer="layout" svg:width="3.173cm" svg:height="0.725cm" svg:x="5cm" svg:y="4.275cm">
          <draw:text-box>
            <text:p text:style-name="P3"><text:span text:style-name="T1">Interface Web</text:span></text:p>
          </draw:text-box>
        </draw:frame>
        <draw:line draw:style-name="gr8" draw:text-style-name="P2" draw:layer="layout" svg:x1="4cm" svg:y1="3cm" svg:x2="5cm" svg:y2="3.5cm">
          <text:p text:style-name="P3"/>
        </draw:line>
        <draw:line draw:style-name="gr8" draw:text-style-name="P2" draw:layer="layout" svg:x1="4cm" svg:y1="7cm" svg:x2="5cm" svg:y2="6cm">
          <text:p text:style-name="P3"/>
        </draw:line>
        <draw:line draw:style-name="gr9" draw:text-style-name="P2" draw:layer="layout" svg:x1="5.5cm" svg:y1="6cm" svg:x2="4cm" svg:y2="7.5cm">
          <text:p text:style-name="P3"/>
        </draw:line>
        <draw:rect draw:style-name="gr3" draw:text-style-name="P2" draw:layer="layout" svg:width="8cm" svg:height="16.5cm" svg:x="12.5cm" svg:y="1cm">
          <text:p text:style-name="P3"/>
        </draw:rect>
        <draw:custom-shape draw:style-name="gr5" draw:text-style-name="P2" draw:layer="layout" svg:width="3cm" svg:height="3cm" svg:x="13cm" svg:y="5.5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3.335cm" svg:height="0.725cm" svg:x="12.784cm" svg:y="6.5cm">
          <draw:text-box>
            <text:p text:style-name="P3"><text:span text:style-name="T2"><text:s/></text:span><text:span text:style-name="T2">Serveur HTTP</text:span></text:p>
          </draw:text-box>
        </draw:frame>
        <draw:custom-shape draw:style-name="gr5" draw:text-style-name="P2" draw:layer="layout" svg:width="3cm" svg:height="3cm" svg:x="1cm" svg:y="10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6" draw:layer="layout" svg:width="4cm" svg:height="0.725cm" svg:x="0.5cm" svg:y="11cm">
          <draw:text-box>
            <text:p text:style-name="P3"><text:span text:style-name="T2"><text:s text:c="3"/></text:span><text:span text:style-name="T2">Modules de tris</text:span></text:p>
          </draw:text-box>
        </draw:frame>
        <draw:line draw:style-name="gr9" draw:text-style-name="P2" draw:layer="layout" svg:x1="4cm" svg:y1="8cm" svg:x2="5cm" svg:y2="8.5cm">
          <text:p text:style-name="P3"/>
        </draw:line>
        <draw:frame draw:style-name="gr4" draw:layer="layout" svg:width="4.38cm" svg:height="0.963cm" svg:x="14.5cm" svg:y="0.037cm">
          <draw:text-box>
            <text:p text:style-name="P3">Poste client B</text:p>
          </draw:text-box>
        </draw:frame>
        <draw:line draw:style-name="gr11" draw:text-style-name="P2" draw:layer="layout" svg:x1="8cm" svg:y1="8cm" svg:x2="13cm" svg:y2="6.5cm">
          <text:p text:style-name="P3"/>
        </draw:line>
        <draw:line draw:style-name="gr12" draw:text-style-name="P2" draw:layer="layout" svg:x1="13cm" svg:y1="7cm" svg:x2="8cm" svg:y2="8.5cm">
          <text:p text:style-name="P3"/>
        </draw:line>
        <draw:line draw:style-name="gr13" draw:text-style-name="P2" draw:layer="layout" svg:x1="7cm" svg:y1="10cm" svg:x2="7cm" svg:y2="19cm">
          <text:p text:style-name="P3"/>
        </draw:line>
        <draw:line draw:style-name="gr14" draw:text-style-name="P2" draw:layer="layout" svg:x1="6.5cm" svg:y1="18.5cm" svg:x2="6.5cm" svg:y2="10cm">
          <text:p text:style-name="P3"/>
        </draw:line>
        <draw:line draw:style-name="gr15" draw:text-style-name="P2" draw:layer="layout" svg:x1="5cm" svg:y1="9cm" svg:x2="3.5cm" svg:y2="10cm">
          <text:p text:style-name="P3"/>
        </draw:line>
        <draw:custom-shape draw:style-name="gr16" draw:text-style-name="P2" draw:layer="layout" svg:width="3cm" svg:height="2.5cm" svg:x="1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 draw:layer="layout" svg:width="3cm" svg:height="2.5cm" svg:x="13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2" draw:layer="layout" svg:x1="15cm" svg:y1="8.5cm" svg:x2="15cm" svg:y2="10cm">
          <text:p text:style-name="P3"/>
        </draw:line>
        <draw:line draw:style-name="gr15" draw:text-style-name="P2" draw:layer="layout" svg:x1="14.5cm" svg:y1="10cm" svg:x2="14.5cm" svg:y2="8.5cm">
          <text:p text:style-name="P3"/>
        </draw:line>
        <draw:custom-shape draw:style-name="gr5" draw:text-style-name="P2" draw:layer="layout" svg:width="3cm" svg:height="3cm" svg:x="13cm" svg:y="10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6" draw:layer="layout" svg:width="4cm" svg:height="0.725cm" svg:x="12.5cm" svg:y="11cm">
          <draw:text-box>
            <text:p text:style-name="P3"><text:span text:style-name="T2"><text:s text:c="3"/></text:span><text:span text:style-name="T2">Modules de tris</text:span></text:p>
          </draw:text-box>
        </draw:frame>
        <draw:line draw:style-name="gr17" draw:text-style-name="P2" draw:layer="layout" svg:x1="2.5cm" svg:y1="13cm" svg:x2="2.5cm" svg:y2="14.5cm">
          <text:p text:style-name="P3"/>
        </draw:line>
        <draw:line draw:style-name="gr17" draw:text-style-name="P2" draw:layer="layout" svg:x1="14.5cm" svg:y1="13cm" svg:x2="14.5cm" svg:y2="14.5cm">
          <text:p text:style-name="P3"/>
        </draw:line>
        <draw:line draw:style-name="gr17" draw:text-style-name="P2" draw:layer="layout" svg:x1="11.5cm" svg:y1="24cm" svg:x2="13cm" svg:y2="24cm">
          <text:p text:style-name="P3"/>
        </draw:line>
        <draw:line draw:style-name="gr18" draw:text-style-name="P2" draw:layer="layout" svg:x1="11.5cm" svg:y1="20cm" svg:x2="13cm" svg:y2="20cm">
          <text:p text:style-name="P3"/>
        </draw:line>
        <draw:line draw:style-name="gr13" draw:text-style-name="P2" draw:layer="layout" svg:x1="11.5cm" svg:y1="21cm" svg:x2="13cm" svg:y2="21cm">
          <text:p text:style-name="P3"/>
        </draw:line>
        <draw:line draw:style-name="gr19" draw:text-style-name="P2" draw:layer="layout" svg:x1="2.5cm" svg:y1="10cm" svg:x2="2.5cm" svg:y2="8.5cm">
          <text:p text:style-name="P3"/>
        </draw:line>
        <draw:line draw:style-name="gr19" draw:text-style-name="P2" draw:layer="layout" svg:x1="11.5cm" svg:y1="25cm" svg:x2="13cm" svg:y2="25cm">
          <text:p text:style-name="P3"/>
        </draw:line>
        <draw:line draw:style-name="gr19" draw:text-style-name="P2" draw:layer="layout" svg:x1="4cm" svg:y1="6.5cm" svg:x2="5cm" svg:y2="5.5cm">
          <text:p text:style-name="P3"/>
        </draw:line>
        <draw:frame draw:style-name="gr4" draw:text-style-name="P7" draw:layer="layout" svg:width="1.84cm" svg:height="0.963cm" svg:x="1.5cm" svg:y="15.5cm">
          <draw:text-box>
            <text:p text:style-name="P3"><text:span text:style-name="T3">BDD</text:span></text:p>
          </draw:text-box>
        </draw:frame>
        <draw:frame draw:style-name="gr4" draw:text-style-name="P7" draw:layer="layout" svg:width="1.84cm" svg:height="0.963cm" svg:x="13.5cm" svg:y="15.5cm">
          <draw:text-box>
            <text:p text:style-name="P3"><text:span text:style-name="T3">BDD</text:span></text:p>
          </draw:text-box>
        </draw:frame>
        <draw:line draw:style-name="gr20" draw:text-style-name="P2" draw:layer="layout" svg:x1="11.5cm" svg:y1="22cm" svg:x2="13cm" svg:y2="22cm">
          <text:p text:style-name="P3"/>
        </draw:line>
        <draw:line draw:style-name="gr15" draw:text-style-name="P2" draw:layer="layout" svg:x1="11.5cm" svg:y1="23cm" svg:x2="13cm" svg:y2="23cm">
          <text:p text:style-name="P3"/>
        </draw:line>
        <draw:frame draw:style-name="gr4" draw:text-style-name="P5" draw:layer="layout" svg:width="7.838cm" svg:height="9.344cm" svg:x="13.162cm" svg:y="18.5cm">
          <draw:text-box>
            <text:p text:style-name="P3"><text:span text:style-name="T4">Légende :</text:span></text:p>
            <text:p text:style-name="P3"><text:span text:style-name="T5"/></text:p>
            <text:p text:style-name="P3"><text:span text:style-name="T5">Connexion avec un agent</text:span></text:p>
            <text:p text:style-name="P3"><text:span text:style-name="T5"/></text:p>
            <text:p text:style-name="P3"><text:span text:style-name="T5">Mots-clés </text:span></text:p>
            <text:p text:style-name="P3"><text:span text:style-name="T5"/></text:p>
            <text:p text:style-name="P3"><text:span text:style-name="T5">Résultats de recherche sur Internet</text:span></text:p>
            <text:p text:style-name="P3"><text:span text:style-name="T5"/></text:p>
            <text:p text:style-name="P3"><text:span text:style-name="T5">Résultats de recherche inter-agents</text:span></text:p>
            <text:p text:style-name="P3"><text:span text:style-name="T5"/></text:p>
            <text:p text:style-name="P3"><text:span text:style-name="T5">Interaction avec la base de données</text:span></text:p>
            <text:p text:style-name="P3"><text:span text:style-name="T5"/></text:p>
            <text:p text:style-name="P3"><text:span text:style-name="T5">Résultat de recherche trié</text:span></text:p>
            <text:p text:style-name="P3"><text:span text:style-name="T5"/></text:p>
            <text:p text:style-name="P3"><text:span text:style-name="T5">Mots-clés et résultats renvoyés par</text:span></text:p>
            <text:p text:style-name="P3"><text:span text:style-name="T5">le moteur de recherche</text:span></text:p>
            <text:p text:style-name="P3"><text:span text:style-name="T2"/></text:p>
            <text:p text:style-name="P3"><text:span text:style-name="T2"/></text:p>
          </draw:text-box>
        </draw:frame>
        <draw:line draw:style-name="gr11" draw:text-style-name="P2" draw:layer="layout" svg:x1="11.5cm" svg:y1="26cm" svg:x2="13cm" svg:y2="26cm">
          <text:p text:style-name="P3"/>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creation-date>2006-02-20T20:57:18</meta:creation-date>
    <dc:creator>Pierre Ramos</dc:creator>
    <dc:date>2006-03-09T22:43:10</dc:date>
    <dc:language>fr-FR</dc:language>
    <meta:editing-cycles>6</meta:editing-cycles>
    <meta:editing-duration>PT8H7M51S</meta:editing-duration>
    <meta:user-defined meta:name="Info 1"/>
    <meta:user-defined meta:name="Info 2"/>
    <meta:user-defined meta:name="Info 3"/>
    <meta:user-defined meta:name="Info 4"/>
    <meta:document-statistic meta:object-count="47"/>
  </office:meta>
</office:document-meta>
</file>